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17.007cm" fo:margin-left="0cm" table:align="left" style:writing-mode="page"/>
    </style:style>
    <style:style style:name="Tabela1.A" style:family="table-column">
      <style:table-column-properties style:column-width="4.706cm"/>
    </style:style>
    <style:style style:name="Tabela1.B" style:family="table-column">
      <style:table-column-properties style:column-width="6.151cm"/>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552924" officeooo:paragraph-rsid="00552924"/>
    </style:style>
    <style:style style:name="P2" style:family="paragraph" style:parent-style-name="Text_20_body">
      <style:text-properties style:use-window-font-color="true" fo:language="en" fo:country="US" officeooo:rsid="00552924" officeooo:paragraph-rsid="00552924"/>
    </style:style>
    <style:style style:name="P3" style:family="paragraph" style:parent-style-name="Text_20_body">
      <style:text-properties style:use-window-font-color="true" fo:language="en" fo:country="US" fo:font-weight="normal" officeooo:rsid="00565e1f" officeooo:paragraph-rsid="00565e1f" style:font-weight-asian="normal" style:font-weight-complex="normal"/>
    </style:style>
    <style:style style:name="P4" style:family="paragraph" style:parent-style-name="Text_20_body">
      <style:text-properties style:use-window-font-color="true" fo:language="en" fo:country="US" fo:font-weight="normal" officeooo:rsid="0039030a" officeooo:paragraph-rsid="00552924" style:font-weight-asian="normal" style:font-weight-complex="normal"/>
    </style:style>
    <style:style style:name="P5" style:family="paragraph" style:parent-style-name="Text_20_body">
      <style:text-properties style:use-window-font-color="true" fo:language="en" fo:country="US" fo:font-weight="normal" officeooo:rsid="006ba236" officeooo:paragraph-rsid="007248b7" style:font-weight-asian="normal" style:font-weight-complex="normal"/>
    </style:style>
    <style:style style:name="P6" style:family="paragraph" style:parent-style-name="Text_20_body">
      <style:text-properties style:use-window-font-color="true" fo:language="en" fo:country="US" fo:font-weight="normal" officeooo:rsid="006ba236" officeooo:paragraph-rsid="00775a14" style:font-weight-asian="normal" style:font-weight-complex="normal"/>
    </style:style>
    <style:style style:name="P7" style:family="paragraph" style:parent-style-name="Text_20_body">
      <style:text-properties style:use-window-font-color="true" fo:language="en" fo:country="US" fo:font-weight="normal" officeooo:rsid="004453cd" officeooo:paragraph-rsid="0061bbcb" style:font-weight-asian="normal" style:font-weight-complex="normal"/>
    </style:style>
    <style:style style:name="P8" style:family="paragraph" style:parent-style-name="Text_20_body">
      <style:text-properties style:use-window-font-color="true" fo:language="en" fo:country="US" fo:font-weight="normal" officeooo:rsid="002a1045" officeooo:paragraph-rsid="00651506" style:font-weight-asian="normal" style:font-weight-complex="normal"/>
    </style:style>
    <style:style style:name="P9" style:family="paragraph" style:parent-style-name="Text_20_body">
      <style:text-properties style:use-window-font-color="true" fo:language="en" fo:country="US" fo:font-weight="normal" officeooo:rsid="0057aec5" officeooo:paragraph-rsid="0057aec5" style:font-weight-asian="normal" style:font-weight-complex="normal"/>
    </style:style>
    <style:style style:name="P10" style:family="paragraph" style:parent-style-name="Text_20_body">
      <style:text-properties style:use-window-font-color="true" fo:language="en" fo:country="US" fo:font-weight="normal" officeooo:rsid="006f572d" officeooo:paragraph-rsid="006f572d" style:font-weight-asian="normal" style:font-weight-complex="normal"/>
    </style:style>
    <style:style style:name="P11" style:family="paragraph" style:parent-style-name="Text_20_body">
      <style:text-properties style:use-window-font-color="true" fo:language="en" fo:country="US" fo:font-weight="normal" officeooo:rsid="007271a2" officeooo:paragraph-rsid="00756806" style:font-weight-asian="normal" style:font-weight-complex="normal"/>
    </style:style>
    <style:style style:name="P12" style:family="paragraph" style:parent-style-name="Text_20_body">
      <style:text-properties style:use-window-font-color="true" fo:language="en" fo:country="US" fo:font-weight="normal" officeooo:rsid="006f437f" officeooo:paragraph-rsid="00702305" style:font-weight-asian="normal" style:font-weight-complex="normal"/>
    </style:style>
    <style:style style:name="P13" style:family="paragraph" style:parent-style-name="Text_20_body">
      <style:text-properties style:use-window-font-color="true" fo:language="en" fo:country="US" fo:font-weight="normal" officeooo:rsid="007bafc1" officeooo:paragraph-rsid="0080045e" style:font-weight-asian="normal" style:font-weight-complex="normal"/>
    </style:style>
    <style:style style:name="P14" style:family="paragraph" style:parent-style-name="Text_20_body">
      <style:text-properties style:use-window-font-color="true" fo:language="en" fo:country="US" fo:font-weight="normal" officeooo:rsid="007bf0ed" officeooo:paragraph-rsid="0080045e" style:font-weight-asian="normal" style:font-weight-complex="normal"/>
    </style:style>
    <style:style style:name="P15" style:family="paragraph" style:parent-style-name="Text_20_body">
      <style:text-properties style:use-window-font-color="true" fo:language="en" fo:country="US" officeooo:rsid="004300eb" officeooo:paragraph-rsid="004300eb"/>
    </style:style>
    <style:style style:name="P16" style:family="paragraph" style:parent-style-name="Text_20_body">
      <style:text-properties style:use-window-font-color="true" fo:language="en" fo:country="US" fo:font-weight="bold" officeooo:rsid="004300eb" officeooo:paragraph-rsid="00651506" style:font-weight-asian="bold" style:font-weight-complex="bold"/>
    </style:style>
    <style:style style:name="P17" style:family="paragraph" style:parent-style-name="Text_20_body">
      <style:text-properties style:use-window-font-color="true" fo:language="en" fo:country="US" fo:font-weight="bold" officeooo:rsid="004300eb" officeooo:paragraph-rsid="004300eb" style:font-weight-asian="bold" style:font-weight-complex="bold"/>
    </style:style>
    <style:style style:name="P18" style:family="paragraph" style:parent-style-name="Text_20_body">
      <style:text-properties style:use-window-font-color="true" fo:language="en" fo:country="US" fo:font-weight="bold" officeooo:rsid="004d0ac0" officeooo:paragraph-rsid="0057aec5" style:font-weight-asian="bold" style:font-weight-complex="bold"/>
    </style:style>
    <style:style style:name="P19" style:family="paragraph" style:parent-style-name="Text_20_body">
      <style:text-properties style:use-window-font-color="true" fo:language="en" fo:country="US" fo:font-weight="bold" officeooo:rsid="007bafc1" officeooo:paragraph-rsid="0080045e" style:font-weight-asian="bold" style:font-weight-complex="bold"/>
    </style:style>
    <style:style style:name="P20" style:family="paragraph" style:parent-style-name="Text_20_body">
      <style:text-properties style:use-window-font-color="true" fo:language="en" fo:country="US" officeooo:rsid="004453cd" officeooo:paragraph-rsid="0061bbcb"/>
    </style:style>
    <style:style style:name="P21" style:family="paragraph" style:parent-style-name="Text_20_body">
      <style:text-properties style:use-window-font-color="true" fo:language="en" fo:country="US" officeooo:rsid="004453cd" officeooo:paragraph-rsid="0057aec5"/>
    </style:style>
    <style:style style:name="P22" style:family="paragraph" style:parent-style-name="Text_20_body">
      <style:text-properties style:use-window-font-color="true" fo:language="en" fo:country="US" officeooo:rsid="006344d6" officeooo:paragraph-rsid="00651506"/>
    </style:style>
    <style:style style:name="P23" style:family="paragraph" style:parent-style-name="Text_20_body">
      <style:text-properties style:use-window-font-color="true" fo:language="en" fo:country="US" officeooo:rsid="0029b09d" officeooo:paragraph-rsid="00651506"/>
    </style:style>
    <style:style style:name="P24" style:family="paragraph" style:parent-style-name="Text_20_body">
      <style:text-properties style:use-window-font-color="true" fo:language="en" fo:country="US" officeooo:rsid="002d0ca8" officeooo:paragraph-rsid="00552924"/>
    </style:style>
    <style:style style:name="P25" style:family="paragraph" style:parent-style-name="Text_20_body">
      <style:text-properties style:use-window-font-color="true" fo:language="en" fo:country="US" officeooo:rsid="004d0ac0" officeooo:paragraph-rsid="0052bcc0"/>
    </style:style>
    <style:style style:name="P26" style:family="paragraph" style:parent-style-name="Text_20_body">
      <style:text-properties style:use-window-font-color="true" fo:language="en" fo:country="US" officeooo:rsid="0031435a" officeooo:paragraph-rsid="0057aec5"/>
    </style:style>
    <style:style style:name="P27" style:family="paragraph" style:parent-style-name="Text_20_body">
      <style:text-properties style:use-window-font-color="true" fo:language="en" fo:country="US" officeooo:rsid="0031435a" officeooo:paragraph-rsid="005c1f87"/>
    </style:style>
    <style:style style:name="P28" style:family="paragraph" style:parent-style-name="Text_20_body">
      <style:text-properties style:use-window-font-color="true" fo:language="en" fo:country="US" officeooo:rsid="0031435a" officeooo:paragraph-rsid="005cbb96"/>
    </style:style>
    <style:style style:name="P29" style:family="paragraph" style:parent-style-name="Text_20_body">
      <style:text-properties style:use-window-font-color="true" fo:language="en" fo:country="US" officeooo:rsid="0031435a" officeooo:paragraph-rsid="005da36a"/>
    </style:style>
    <style:style style:name="P30" style:family="paragraph" style:parent-style-name="Text_20_body">
      <style:text-properties style:use-window-font-color="true" fo:language="en" fo:country="US" officeooo:rsid="0031435a" officeooo:paragraph-rsid="005ef9e9"/>
    </style:style>
    <style:style style:name="P31" style:family="paragraph" style:parent-style-name="Text_20_body">
      <style:text-properties style:use-window-font-color="true" fo:language="en" fo:country="US" officeooo:rsid="0031435a" officeooo:paragraph-rsid="005fb41a"/>
    </style:style>
    <style:style style:name="P32" style:family="paragraph" style:parent-style-name="Text_20_body">
      <style:text-properties style:use-window-font-color="true" fo:language="en" fo:country="US" fo:font-style="italic" officeooo:rsid="005a3601" officeooo:paragraph-rsid="005a3601" style:font-style-asian="italic" style:font-style-complex="italic"/>
    </style:style>
    <style:style style:name="P33" style:family="paragraph" style:parent-style-name="Text_20_body">
      <style:text-properties style:use-window-font-color="true" fo:language="en" fo:country="US" officeooo:rsid="005a3601" officeooo:paragraph-rsid="005c1f87"/>
    </style:style>
    <style:style style:name="P34" style:family="paragraph" style:parent-style-name="Text_20_body">
      <style:text-properties fo:language="en" fo:country="US" fo:font-weight="bold" officeooo:paragraph-rsid="00552924" style:font-weight-asian="bold" style:font-weight-complex="bold"/>
    </style:style>
    <style:style style:name="P35" style:family="paragraph" style:parent-style-name="Text_20_body">
      <style:text-properties fo:language="en" fo:country="US" officeooo:rsid="00552924" officeooo:paragraph-rsid="00552924"/>
    </style:style>
    <style:style style:name="P36" style:family="paragraph" style:parent-style-name="Text_20_body">
      <style:text-properties fo:language="en" fo:country="US" fo:font-weight="normal" officeooo:paragraph-rsid="0031435a" style:font-weight-asian="normal" style:font-weight-complex="normal"/>
    </style:style>
    <style:style style:name="P37" style:family="paragraph" style:parent-style-name="Text_20_body">
      <style:paragraph-properties fo:break-before="page"/>
      <style:text-properties style:use-window-font-color="true" fo:language="en" fo:country="US" fo:font-weight="bold" officeooo:rsid="0039030a" officeooo:paragraph-rsid="00552924" style:font-weight-asian="bold" style:font-weight-complex="bold"/>
    </style:style>
    <style:style style:name="P38" style:family="paragraph" style:parent-style-name="Table_20_Contents">
      <style:paragraph-properties fo:text-align="justify" style:justify-single-word="false"/>
      <style:text-properties fo:language="en" fo:country="US" officeooo:paragraph-rsid="0057aec5"/>
    </style:style>
    <style:style style:name="P39" style:family="paragraph" style:parent-style-name="Table_20_Contents">
      <style:paragraph-properties fo:text-align="center" style:justify-single-word="false"/>
      <style:text-properties fo:language="en" fo:country="US" fo:font-weight="bold" officeooo:rsid="003c20d5" officeooo:paragraph-rsid="0057aec5" style:font-weight-asian="bold" style:font-weight-complex="bold"/>
    </style:style>
    <style:style style:name="P40" style:family="paragraph" style:parent-style-name="Table_20_Contents">
      <style:paragraph-properties fo:text-align="end" style:justify-single-word="false"/>
      <style:text-properties fo:language="en" fo:country="US" fo:font-style="italic" officeooo:rsid="003c20d5" officeooo:paragraph-rsid="0057aec5" style:font-style-asian="italic" style:font-style-complex="italic"/>
    </style:style>
    <style:style style:name="P41" style:family="paragraph" style:parent-style-name="Table_20_Contents">
      <style:paragraph-properties fo:text-align="center" style:justify-single-word="false"/>
      <style:text-properties fo:language="en" fo:country="US" fo:font-style="italic" officeooo:rsid="003d6ba5" officeooo:paragraph-rsid="0057aec5" style:font-style-asian="italic" style:font-style-complex="italic"/>
    </style:style>
    <style:style style:name="P42" style:family="paragraph" style:parent-style-name="Table_20_Contents">
      <style:paragraph-properties fo:text-align="center" style:justify-single-word="false"/>
      <style:text-properties fo:language="en" fo:country="US" officeooo:rsid="003c20d5" officeooo:paragraph-rsid="0057aec5"/>
    </style:style>
    <style:style style:name="P43" style:family="paragraph" style:parent-style-name="Table_20_Contents">
      <style:paragraph-properties fo:text-align="center" style:justify-single-word="false"/>
      <style:text-properties fo:language="en" fo:country="US" officeooo:rsid="003d6ba5" officeooo:paragraph-rsid="0057aec5"/>
    </style:style>
    <style:style style:name="P44" style:family="paragraph" style:parent-style-name="Text_20_body">
      <style:text-properties style:use-window-font-color="true" fo:language="en" fo:country="US" fo:font-weight="normal" officeooo:rsid="00746d32" officeooo:paragraph-rsid="00756806" style:font-weight-asian="normal" style:font-weight-complex="normal"/>
    </style:style>
    <style:style style:name="P45" style:family="paragraph" style:parent-style-name="Text_20_body">
      <style:text-properties fo:language="en" fo:country="US" fo:font-weight="normal" officeooo:rsid="0082f072" officeooo:paragraph-rsid="0082f072" fo:background-color="#ffff00"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46baff" style:font-style-asian="italic" style:font-style-complex="italic"/>
    </style:style>
    <style:style style:name="T3" style:family="text">
      <style:text-properties fo:font-style="italic" officeooo:rsid="005da36a" style:font-style-asian="italic" style:font-style-complex="italic"/>
    </style:style>
    <style:style style:name="T4" style:family="text">
      <style:text-properties fo:font-style="italic" officeooo:rsid="007bfe16"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weight="normal" officeooo:rsid="0045504a" style:font-weight-asian="normal" style:font-weight-complex="normal"/>
    </style:style>
    <style:style style:name="T8" style:family="text">
      <style:text-properties fo:font-weight="normal" officeooo:rsid="0046baff" style:font-weight-asian="normal" style:font-weight-complex="normal"/>
    </style:style>
    <style:style style:name="T9" style:family="text">
      <style:text-properties fo:font-weight="normal" officeooo:rsid="00480341" style:font-weight-asian="normal" style:font-weight-complex="normal"/>
    </style:style>
    <style:style style:name="T10" style:family="text">
      <style:text-properties fo:font-weight="normal" officeooo:rsid="00487b35" style:font-weight-asian="normal" style:font-weight-complex="normal"/>
    </style:style>
    <style:style style:name="T11" style:family="text">
      <style:text-properties fo:font-weight="normal" officeooo:rsid="004a2625" style:font-weight-asian="normal" style:font-weight-complex="normal"/>
    </style:style>
    <style:style style:name="T12" style:family="text">
      <style:text-properties fo:font-weight="normal" officeooo:rsid="00510671" style:font-weight-asian="normal" style:font-weight-complex="normal"/>
    </style:style>
    <style:style style:name="T13" style:family="text">
      <style:text-properties fo:font-weight="normal" officeooo:rsid="004453cd" style:font-weight-asian="normal" style:font-weight-complex="normal"/>
    </style:style>
    <style:style style:name="T14" style:family="text">
      <style:text-properties fo:font-weight="normal" officeooo:rsid="00520e40" style:font-weight-asian="normal" style:font-weight-complex="normal"/>
    </style:style>
    <style:style style:name="T15" style:family="text">
      <style:text-properties fo:font-weight="normal" officeooo:rsid="0052bcc0" style:font-weight-asian="normal" style:font-weight-complex="normal"/>
    </style:style>
    <style:style style:name="T16" style:family="text">
      <style:text-properties fo:font-weight="normal" officeooo:rsid="0054b391" style:font-weight-asian="normal" style:font-weight-complex="normal"/>
    </style:style>
    <style:style style:name="T17" style:family="text">
      <style:text-properties fo:font-weight="normal" officeooo:rsid="0061bbcb" style:font-weight-asian="normal" style:font-weight-complex="normal"/>
    </style:style>
    <style:style style:name="T18" style:family="text">
      <style:text-properties fo:font-weight="normal" officeooo:rsid="00644d46" style:font-weight-asian="normal" style:font-weight-complex="normal"/>
    </style:style>
    <style:style style:name="T19" style:family="text">
      <style:text-properties fo:font-weight="normal" officeooo:rsid="0064d178" style:font-weight-asian="normal" style:font-weight-complex="normal"/>
    </style:style>
    <style:style style:name="T20" style:family="text">
      <style:text-properties fo:font-weight="normal" officeooo:rsid="00651506" style:font-weight-asian="normal" style:font-weight-complex="normal"/>
    </style:style>
    <style:style style:name="T21" style:family="text">
      <style:text-properties fo:font-weight="normal" officeooo:rsid="0066eabd" style:font-weight-asian="normal" style:font-weight-complex="normal"/>
    </style:style>
    <style:style style:name="T22" style:family="text">
      <style:text-properties fo:font-weight="normal" officeooo:rsid="00687cde" style:font-weight-asian="normal" style:font-weight-complex="normal"/>
    </style:style>
    <style:style style:name="T23" style:family="text">
      <style:text-properties fo:font-weight="normal" officeooo:rsid="006966cc" style:font-weight-asian="normal" style:font-weight-complex="normal"/>
    </style:style>
    <style:style style:name="T24" style:family="text">
      <style:text-properties fo:font-weight="normal" officeooo:rsid="006a0aeb" style:font-weight-asian="normal" style:font-weight-complex="normal"/>
    </style:style>
    <style:style style:name="T25" style:family="text">
      <style:text-properties fo:font-weight="normal" officeooo:rsid="007a1da0" style:font-weight-asian="normal" style:font-weight-complex="normal"/>
    </style:style>
    <style:style style:name="T26" style:family="text">
      <style:text-properties fo:font-weight="normal" officeooo:rsid="004a2625" fo:background-color="transparent" loext:char-shading-value="0" style:font-weight-asian="normal" style:font-weight-complex="normal"/>
    </style:style>
    <style:style style:name="T27" style:family="text">
      <style:text-properties fo:font-weight="normal" officeooo:rsid="00487b35" fo:background-color="transparent" loext:char-shading-value="0" style:font-weight-asian="normal" style:font-weight-complex="normal"/>
    </style:style>
    <style:style style:name="T28" style:family="text">
      <style:text-properties fo:font-weight="normal" officeooo:rsid="0057aec5" fo:background-color="transparent" loext:char-shading-value="0" style:font-weight-asian="normal" style:font-weight-complex="normal"/>
    </style:style>
    <style:style style:name="T29" style:family="text">
      <style:text-properties fo:font-weight="normal" officeooo:rsid="0061bbcb" fo:background-color="transparent" loext:char-shading-value="0" style:font-weight-asian="normal" style:font-weight-complex="normal"/>
    </style:style>
    <style:style style:name="T30" style:family="text">
      <style:text-properties style:use-window-font-color="true"/>
    </style:style>
    <style:style style:name="T31" style:family="text">
      <style:text-properties style:use-window-font-color="true" officeooo:rsid="00552924"/>
    </style:style>
    <style:style style:name="T32" style:family="text">
      <style:text-properties style:use-window-font-color="true" officeooo:rsid="0039030a"/>
    </style:style>
    <style:style style:name="T33" style:family="text">
      <style:text-properties style:use-window-font-color="true" officeooo:rsid="0031435a"/>
    </style:style>
    <style:style style:name="T34" style:family="text">
      <style:text-properties style:use-window-font-color="true" fo:language="en" fo:country="US"/>
    </style:style>
    <style:style style:name="T35" style:family="text">
      <style:text-properties style:use-window-font-color="true" officeooo:rsid="006d55a8"/>
    </style:style>
    <style:style style:name="T36" style:family="text">
      <style:text-properties fo:font-weight="bold" style:font-weight-asian="bold" style:font-weight-complex="bold"/>
    </style:style>
    <style:style style:name="T37" style:family="text">
      <style:text-properties fo:font-weight="bold" officeooo:rsid="0039030a" style:font-weight-asian="bold" style:font-weight-complex="bold"/>
    </style:style>
    <style:style style:name="T38" style:family="text">
      <style:text-properties fo:font-weight="bold" officeooo:rsid="006a2faf" style:font-weight-asian="bold" style:font-weight-complex="bold"/>
    </style:style>
    <style:style style:name="T39" style:family="text">
      <style:text-properties fo:font-weight="bold" officeooo:rsid="006d55a8" style:font-weight-asian="bold" style:font-weight-complex="bold"/>
    </style:style>
    <style:style style:name="T40" style:family="text">
      <style:text-properties fo:font-weight="bold" officeooo:rsid="004300eb" style:font-weight-asian="bold" style:font-weight-complex="bold"/>
    </style:style>
    <style:style style:name="T41" style:family="text">
      <style:text-properties fo:font-weight="bold" officeooo:rsid="0057aec5" style:font-weight-asian="bold" style:font-weight-complex="bold"/>
    </style:style>
    <style:style style:name="T42" style:family="text">
      <style:text-properties officeooo:rsid="0045504a"/>
    </style:style>
    <style:style style:name="T43" style:family="text">
      <style:text-properties officeooo:rsid="0046baff"/>
    </style:style>
    <style:style style:name="T44" style:family="text">
      <style:text-properties officeooo:rsid="002b4f95"/>
    </style:style>
    <style:style style:name="T45" style:family="text">
      <style:text-properties officeooo:rsid="002a1045"/>
    </style:style>
    <style:style style:name="T46" style:family="text">
      <style:text-properties officeooo:rsid="002eaf48"/>
    </style:style>
    <style:style style:name="T47" style:family="text">
      <style:text-properties officeooo:rsid="0031435a"/>
    </style:style>
    <style:style style:name="T48" style:family="text">
      <style:text-properties officeooo:rsid="0057aec5"/>
    </style:style>
    <style:style style:name="T49" style:family="text">
      <style:text-properties officeooo:rsid="003c20d5"/>
    </style:style>
    <style:style style:name="T50" style:family="text">
      <style:text-properties officeooo:rsid="003de7df"/>
    </style:style>
    <style:style style:name="T51" style:family="text">
      <style:text-properties officeooo:rsid="003d6ba5"/>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officeooo:rsid="007a1da0"/>
    </style:style>
    <style:style style:name="T54" style:family="text">
      <style:text-properties officeooo:rsid="0033bb91"/>
    </style:style>
    <style:style style:name="T55" style:family="text">
      <style:text-properties officeooo:rsid="003f5759"/>
    </style:style>
    <style:style style:name="T56" style:family="text">
      <style:text-properties officeooo:rsid="0058ab70"/>
    </style:style>
    <style:style style:name="T57" style:family="text">
      <style:text-properties officeooo:rsid="00595087"/>
    </style:style>
    <style:style style:name="T58" style:family="text">
      <style:text-properties style:text-underline-style="none" officeooo:rsid="00595087"/>
    </style:style>
    <style:style style:name="T59" style:family="text">
      <style:text-properties officeooo:rsid="005a3601"/>
    </style:style>
    <style:style style:name="T60" style:family="text">
      <style:text-properties officeooo:rsid="005c1f87"/>
    </style:style>
    <style:style style:name="T61" style:family="text">
      <style:text-properties officeooo:rsid="005da36a"/>
    </style:style>
    <style:style style:name="T62" style:family="text">
      <style:text-properties officeooo:rsid="005ef9e9"/>
    </style:style>
    <style:style style:name="T63" style:family="text">
      <style:text-properties officeooo:rsid="005fb41a"/>
    </style:style>
    <style:style style:name="T64" style:family="text">
      <style:text-properties officeooo:rsid="0061bbcb"/>
    </style:style>
    <style:style style:name="T65" style:family="text">
      <style:text-properties fo:language="en" fo:country="US"/>
    </style:style>
    <style:style style:name="T66" style:family="text">
      <style:text-properties officeooo:rsid="006d55a8"/>
    </style:style>
    <style:style style:name="T67" style:family="text">
      <style:text-properties officeooo:rsid="006f9e80"/>
    </style:style>
    <style:style style:name="T68" style:family="text">
      <style:text-properties officeooo:rsid="00702305"/>
    </style:style>
    <style:style style:name="T69" style:family="text">
      <style:text-properties officeooo:rsid="007248b7"/>
    </style:style>
    <style:style style:name="T70" style:family="text">
      <style:text-properties officeooo:rsid="007271a2"/>
    </style:style>
    <style:style style:name="T71" style:family="text">
      <style:text-properties fo:background-color="transparent" loext:char-shading-value="0"/>
    </style:style>
    <style:style style:name="T72" style:family="text">
      <style:text-properties officeooo:rsid="0033bb91" fo:background-color="transparent" loext:char-shading-value="0"/>
    </style:style>
    <style:style style:name="T73" style:family="text">
      <style:text-properties officeooo:rsid="007a1da0" fo:background-color="transparent" loext:char-shading-value="0"/>
    </style:style>
    <style:style style:name="T74" style:family="text">
      <style:text-properties officeooo:rsid="00775a14"/>
    </style:style>
    <style:style style:name="T75" style:family="text">
      <style:text-properties officeooo:rsid="007a1da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30">PAPER SUBMITTED FOR PUBLICATION IN “SOCIO.HU”</text:span></text:p>
      <text:p text:style-name="P34"><text:span text:style-name="T30">Piotr </text:span><text:span text:style-name="T35">P.</text:span><text:span text:style-name="T30"> Płucienniczak, </text:span><text:span text:style-name="T31">Ph.D.</text:span></text:p>
      <text:p text:style-name="P35"><text:span text:style-name="T30">affiliated at </text:span><text:span text:style-name="T31">F</text:span><text:span text:style-name="T30">undacja Socjometr (Poland)</text:span></text:p>
      <text:p text:style-name="P1"><text:span text:style-name="T34">homepage: </text:span><text:a xlink:type="simple" xlink:href="http://puldzian.net/" text:style-name="Internet_20_link" text:visited-style-name="Visited_20_Internet_20_Link"><text:span text:style-name="T65">http://puldzian.net</text:span></text:a></text:p>
      <text:p text:style-name="P2">email: piotr@puldzian.net</text:p>
      <text:p text:style-name="P36"><text:span text:style-name="T31">title: </text:span><text:span text:style-name="T32">T</text:span><text:span text:style-name="T33">he importance </text:span><text:span text:style-name="T32">and strategy </text:span><text:span text:style-name="T33">of studying </text:span><text:span text:style-name="T35">labor</text:span><text:span text:style-name="T33"> movement </text:span><text:span text:style-name="T31">today</text:span><text:span text:style-name="T32">. The case of Poland</text:span></text:p>
      <text:p text:style-name="P3">the research project was ﬁnanced by the National Science <text:span text:style-name="T66">Center</text:span> Poland, <text:span text:style-name="T48">project number: 2015/17/D/HS6/02701</text:span></text:p>
      <text:p text:style-name="P37">T<text:span text:style-name="T47">he importance </text:span>and strategy <text:span text:style-name="T47">of studying labor movement today</text:span>. The case of Poland</text:p>
      <text:p text:style-name="P4"/>
      <text:p text:style-name="P15"><text:span text:style-name="T37">I</text:span><text:span text:style-name="T36">ntroduction: </text:span><text:span text:style-name="T38">The </text:span><text:span text:style-name="T39">deficit </text:span><text:span text:style-name="T38">of democracy?</text:span></text:p>
      <text:p text:style-name="P5">The argument that there is a major <text:span text:style-name="T66">deficit </text:span>of democracy in the region is a recurring theme since the fall of the Soviet bloc. It took many forms in the past: be it a fundamental lack of social trust among citizens or their lack of adequate social capital, more general lack of democratic traditions and culture in the region, populist tendencies of the masses, widespread of authoritarian personalities and other arguments, all the way to an unspecified <text:span text:style-name="T66">civilizational</text:span> differences between the West and the East of Europe. <text:span text:style-name="T66">The ‘lack of democratic attitude’ was often used by liberal intellectuals to bash their political opponents and to show them that their place is outside of a democratic public sphere if they are unable to adhere to its rules. In this perspective</text:span>, the democracy is a <text:span text:style-name="T69">seemingly </text:span>universal ideal that people should unquestionably adjust to rather than <text:span text:style-name="T69">a constant </text:span>process of sharing power and responsibility for the common <text:span text:style-name="T69">good between </text:span>different interest groups.</text:p>
      <text:p text:style-name="P6">Limitations of the normative approach to studying civil society were already noticed by some researchers. Cas Mudde proposes to use the term ‘uncivil society’ to describe those movements and <text:span text:style-name="T75">organizations</text:span> that do not adhere to liberal rules of engagement in the public sphere, yet the difference is unclear at best. He acknowledges that “Most NGOs in post-communist Europe are cadre <text:span text:style-name="T75">organizations</text:span> with no grass-roots support whatsoever” (Mudde 2003: 162). While this diagnosis is <text:span text:style-name="T74">not grounded in an empirical research</text:span>, Mudde agrees that the project of implementing top-down civil society in the CEE is hardly a success. Instead, grass-root and popular movements seem to lead pro-active resistance to misuses of power in its various incarnations: be it European Union, liberalism, ‘gender ideology’. Most of conservative and religious do not hold liberal principles in high regard and among them is the extreme right, an epitome of that what lurks beyond democratic public sphere.</text:p>
      <text:p text:style-name="P12">While the civil society is a relatively new concept, the labor movement’s history is – in a way – as long as the history of modern democracy. <text:span text:style-name="T68">From first charters’ uprisings through the Solidarity movement to contemporary struggles for gender equality, progressive trade unions were a spearhead of social change and a stark defender of democracy against the forces of authoritarianism (Eley 2002). If we accept that fact, it is not a coincidence then that the crisis of democracy came when the power of the labor movement declined. Attacks on unions and public services launched by neoliberal elites after the fall of USSR undermined the power of autonomous, non-religious and non-political organizations in the region. As an individual entrepreneur is a role-model for neoliberalism, destruction of mediators between the society and the market was crucial for the success of the project (Harvey 2005). In short: its is either democracy or neoliberalism. I consider this dichotomy to be a key one for understanding the political situation in the region and beyond.</text:span></text:p>
      <text:p text:style-name="P10">In the following pages I briefly discuss limitations of existing studies on the civil society in Poland. Afterwards I introduce the major topic of this paper, namely the labor movement. After a summary of developments in the last decades, I define the movement using conceptual framework of <text:soft-page-break/>sociology of social movements. Finally, I use concepts borrowed from social movement theories to propose a framework for studying today’s labor movement in an hostile environment, dominated by anti-worker political parties and movements. I am concerned <text:span text:style-name="T67">most of all in a shift in labor’s strategy, a forced abandonment of corporatism and probable, but not certain adaptation of social unionism model of collective action.</text:span></text:p>
      <text:p text:style-name="P10"><text:span text:style-name="T40">Studies on </text:span><text:span text:style-name="T41">contention and </text:span><text:span text:style-name="T40">civil society in Poland</text:span></text:p>
      <text:p text:style-name="P20"><text:span text:style-name="T6">Studies on the civil society in Poland are held in a firm grasp o</text:span><text:span text:style-name="T7">f</text:span><text:span text:style-name="T6"> an institutional </text:span><text:span text:style-name="T17">and normative </text:span><text:span text:style-name="T6">paradigm. According to it, civil society is synonymous with the ‘third sector’, that means non-governmental organizations </text:span><text:span text:style-name="T7">that act </text:span><text:span text:style-name="T6">within a legal framework </text:span><text:span text:style-name="T7">in a way similar to enterprises.</text:span><text:span text:style-name="T6"> Numbers of NGOs, their activity and membership levels are treated as indicators of the health of civil society, ‘development’ or ‘regression’ of democracy (Gliński 2006). Gliński (1998) states that the primary function of the civil society is to ‘stabilize the social system’ and to put into practice ideals of inclusive democracy. In both tasks NGOs are supposed to support the state or to supplement its functions (Kościański and Misztal 2008). Papers paradigmatic for </text:span><text:span text:style-name="T17">this </text:span><text:span text:style-name="T6">perspective </text:span><text:span text:style-name="T7">are</text:span><text:span text:style-name="T6"> found in </text:span><text:span text:style-name="T7">a </text:span><text:span text:style-name="T6">volume titled </text:span><text:span text:style-name="T5">Self-organisation of the Polish society</text:span><text:span text:style-name="T6"> (Gliński, Lewenstein, and Siciński 2002), where the title theme is understood </text:span><text:span text:style-name="T17">exclusively </text:span><text:span text:style-name="T6">in terms of resource management of non-governmental organizations and formal aspects of their functioning. This is very limited notion of what citizens’ </text:span><text:span text:style-name="T25">self-organization</text:span><text:span text:style-name="T6"> is. A bit more politically inclined perspective can be found in work of Sojak and Zybertowicz (2008), who study informal channels of communication between civil organizations and elites, and of Raciborski (2011), who emphasizes the opposite, that means formal and institutional of communication between citizens and the state. Even books explicitly focused on </text:span><text:span text:style-name="T8">the </text:span><text:span text:style-name="T6">democratisation process, such as </text:span><text:span text:style-name="T5">The building of democracy</text:span><text:span text:style-name="T6"> (Grabowska and Szawiel 2003) </text:span><text:span text:style-name="T8">in fact </text:span><text:span text:style-name="T6">focus on institutionalized actors (such as parties and parliamentary interest representation) rather than grass-root self-organization and contingent democratic practices. <text:s/>Similar perspectives can be found in works focused on local communities as important factors for emergence of civil structures (Klekotko 2012; Kurczewska 2008). There is also cultural approach, that emphasizes civic ethos and culture, loyalty, trust and similar values, that form an immaterial basis for democracy (Sztompka 1999), yet it lacks proper empirical grounding. Other works study relations between norms, values and the condition of civil society in changing social environment (Szczepański and Cybula 1999).</text:span></text:p>
      <text:p text:style-name="P20"><text:span text:style-name="T9">What is usually missing in such studies is the critical analysis of the </text:span><text:span text:style-name="T10">dependence </text:span><text:span text:style-name="T9">of the civil-society-cum-NGO</text:span><text:span text:style-name="T10">s</text:span><text:span text:style-name="T9"> on the resources of the state. Non-governmental organisations </text:span><text:span text:style-name="T10">in Poland </text:span><text:span text:style-name="T9">are, in general, resource-starved, understaffed </text:span><text:span text:style-name="T10">and absolutely dependent on the material support of the state that takes form of grant funds or commissioned services. </text:span><text:span text:style-name="T17">Most organisations do not have any paid staff, and o</text:span><text:span text:style-name="T11">ne third have trouble sustaining </text:span><text:span text:style-name="T17">it </text:span><text:span text:style-name="T11">(Adamiak, Charycka and Gumkowska 2016). </text:span><text:span text:style-name="T10">That makes it virtually impossible for them to pursue any form of critical, pro-democratic policy that is expected from them (</text:span><text:span text:style-name="T26">Gliński 2006: 32-33; Nałęcz, Leś and Pieliński 2015: 25</text:span><text:span text:style-name="T27">). </text:span><text:span text:style-name="T29">The attempts to explain the weakness of democracy via the weakness of civil society organisations tend to overlook </text:span><text:soft-page-break/><text:span text:style-name="T29">material conditions of work in the sector. Or, more generally: inequalities and class structure of the Polish society.</text:span></text:p>
      <text:p text:style-name="P7">Only recently institutional paradigm was criticized as an inadequate approach and a way of petrification of civil society in legal forms. Załęski (2012) <text:span text:style-name="T42">analyses</text:span> <text:span text:style-name="T42">the </text:span>Polish civil society through lenses of historical sociology and history of ideas. Other books characteristic for this socio-historical approach are Bartkowski’s (2003) <text:span text:style-name="T2">Tradition and politics</text:span> or <text:span text:style-name="T2">On the civil community in the shadow of capitalism</text:span> edited by Żuk (2010). The essence of their approach to grass-root organization is a search for correlation between <text:span text:style-name="T43">a </text:span>development of civil society and broad<text:span text:style-name="T43">er</text:span> historical processes. In case of study by Bartkowski <text:span text:style-name="T1">longue durée</text:span> structures are considered crucial for understanding of differences between citizens’ activities in different regions of Poland. For Załęski, ideological developments in the final years of real socialism gave shape to the <text:span text:style-name="T43">framework of </text:span>civil society <text:span text:style-name="T43">in Poland</text:span>.</text:p>
      <text:p text:style-name="P7">Aforementioned authors rarely study <text:span text:style-name="T64">non-routine, non-institutional and, perhaps, illegal, ‘uncivil’ manifestations </text:span>(see: Kopecký 2003) of civil society <text:span text:style-name="T64">in action,</text:span> such as social movements, contentious politics, protests, controversies and conflicts. Polish sociological literature seriously lacks adequate empirical studies and theoretical reflection on the level, forms and contents of social protests, and, more generally, social conflict and contention in contemporary Poland <text:span text:style-name="T64">(Płatek 2016)</text:span>. Beside numerous historical studies on various aspects of the Solidarity movement (Ciechorska-Kulesza, Kossakowski, and Łuczeczko 2011), social movements have not yet succeeded in grasping academicians’ attention. There are only several theoretically and methodologically viable studies on contemporary social movements. Phenomenon of new social movements <text:span text:style-name="T64">is </text:span>analy<text:span text:style-name="T64">s</text:span>ed in books by students of Warsaw University (Krzemiński 2006), Żuk (2001) and Gliński (1996). All of these studies focus on small left-wing movements active primarily in the field of culture and cannot be treated as reliable sources of information on social movements in general. The only works on contentious civil society are those of Ekiert and Kubik (1999) and Foryś (2008). The former is focused on the wave of social unrest in the first years of Third Republic and the consolidation of democratic regime, the latter on peasants’ protests on the turn of centuries. <text:span text:style-name="T43">Only recently Piotrowski’s (2017) qualitative research on the anarchist movement was published.</text:span></text:p>
      <text:p text:style-name="P21"><text:span text:style-name="T6">The research on the </text:span><text:span text:style-name="T25">labor</text:span><text:span text:style-name="T6"> movement is </text:span><text:span text:style-name="T8">also </text:span><text:span text:style-name="T6">traditionally dominated by institutional perspective: trade unions ar</text:span><text:span text:style-name="T8">e </text:span><text:span text:style-name="T6">the only actor taken into account (Gardawski, Mrozowicki, and Czarzasty 2012; Kusznir and Pleines 2008; Upchurch, Taylor, and Mathers 2009). Researchers study changes in union density and strike activity, attitudes and trust towards union organizations, forms and quality of social dialogue, performance of trilateral commissions etc. The weakness of trade unions is identified with the weakness of the </text:span><text:span text:style-name="T25">labor</text:span><text:span text:style-name="T6"> movement as if the two were synonymous (Crowley and Ost 2001). The literature on industrial conflict largely ignores non-conventional forms of workers’ resistance and activity, such as attending marches and picket lines, symbolic protests, putting flags on factories, strike threats and wild strikes, sabotages, blockades, awareness-raising and recruiting campaigns, consumer boycotts and many other forms of contentious activity outside of workplace (Towalski 2001). The only information concerning workers' agency outside of institutional </text:span><text:soft-page-break/><text:span text:style-name="T6">framework can be found in qualitative studies, such as those on biographical consequences of economic restructuring by Dunn (2004), </text:span><text:span text:style-name="T8">Kubisa (</text:span><text:span text:style-name="T28">2014</text:span><text:span text:style-name="T8">), </text:span><text:span text:style-name="T6">Mrozowicki (2011a) and Trappmann (2013). Between macro- and micro-level studies there is, however, an understudied mezo space of employees’ activity. To explore this particular space, research has to employ an entirely different perspective: that of collective action. By doing it, it relates to studies that treat trade unions not only as interest groups, but rather organizations embedded in broader social movements: paradigm example of such approach is a classical study by Alain Touraine (1983) on the first Solidarity.</text:span></text:p>
      <text:p text:style-name="P22"><text:span text:style-name="T6">The space for studying civil society in Poland is indisputably open </text:span><text:span text:style-name="T23">and the need is dire</text:span><text:span text:style-name="T6">. </text:span><text:span text:style-name="T18">In his analysis of epistemic limitations </text:span><text:span text:style-name="T23">that </text:span><text:span text:style-name="T24">the Polish </text:span><text:span text:style-name="T18">sociology of social movements and civil society </text:span><text:span text:style-name="T23">faces</text:span><text:span text:style-name="T18">, Płatek (2016) argues that it is crippled by its inadequate empirical grounding. Since we actually do not know what is happening within the civil society, we cannot really </text:span><text:span text:style-name="T19">explain socio-political shifts that are considered to be a crisis of democracy in the region</text:span><text:span text:style-name="T18">. </text:span><text:span text:style-name="T19">In this paper I propose a research strategy that intends to change this unfortunate situation </text:span><text:span text:style-name="T20">by focusing </text:span><text:span text:style-name="T19">on the </text:span><text:span text:style-name="T25">labor</text:span><text:span text:style-name="T19"> movement. </text:span><text:span text:style-name="T20">The movement experienced enormous changes in the last decades, especially in the broad post-soviet region, when it was thrown down from the position of a symbolic sovereign of a socialist republic to a political enemy of neoliberal elites. This </text:span><text:span text:style-name="T21">dramatic shift in the political position of the labour was not confined to our region of the world, but was rather a global trajectory within a capitalism. In the following pages I provide a brief overview of this process before I lay down </text:span><text:span text:style-name="T22">the proper </text:span><text:span text:style-name="T21">research agenda. </text:span></text:p>
      <text:p text:style-name="P16">Transformations of the <text:span text:style-name="T75">labor</text:span> movement</text:p>
      <text:p text:style-name="P23">The wave of globalization that begun in the 1970s and the transit from organized industrial capitalism to so-called disorganized and postindustrial period have led to a deep shift in relations of power within economy all over the world. The movement of the core of industrial production to the global East and recurring economic crises that encouraged austerity and pro-employers agenda have destroyed traditional industrial bastions of trade union organizations. The fall of Soviet bloc and political offensive of neoliberalism (embodied by Margaret Thatcher, Ronald Reagan and their successors around the world) <text:span text:style-name="T45">led to dismantlement </text:span>of <text:span text:style-name="T45">the agreement between the capital and the labor that served as a base for the post-war growth (Harvey 2005; Hobsbawm 1994)</text:span>. Certain parts of neoliberal program were included in the EU’s strategic documents, slowly ousting European social model that was one of founding stones of the Union. According to some researchers (Lash and Urry 1987, 232–284), trade unions have ultimately lost their central role in regulation of relations between the labor, the state and the capital. It does not mean that such relations ceased to exist, but that their nature has irrevocably changed and cannot be no longer described in terms of corporatist model. Instead, there is a need for new understanding of industrial relations in the globali<text:span text:style-name="T75">z</text:span>ed economy that would include not only local but also transnational networks, interactions and conflicts, not only institutional order, but also consciousness, emotions and contentious episodes (B. Dunn 2004).</text:p>
      <text:p text:style-name="P23">Because of the general weakness of unions in the face of hostile governments and their falling ranks, some of their functions, such as community organizing and awareness raising, were tapped <text:soft-page-break/>by social movements. Other functions were ceded to non-governmental organizations (NGOs) that supplement the state in its social policies. Finally, <text:span text:style-name="T45">some</text:span> unions’ previous duties were intercepted by companies themselves that have introduced active human resource management schemes in an attempt to make workers' organization redundant (Boltanski and Chiapello 2007). Political demobilization of the labo<text:span text:style-name="T45">u</text:span>r movement has provided employers with the opportunity to break many of the restriction imposed on them by the <text:span text:style-name="T45">social-democratic</text:span> model supported by corporatist interest representation. Corporatism, that was based on the representation of interest through monopolistic, highly centralized and hierarchical organizations taking part in institutionalized decision-making processes, proved to be inefficient in this new situation and the labour movement is currently forced to rethink its strategies and to search for a new one (Upchurch, Taylor, and Mathers 2009). Austerity measures employed by governments of crisis-ridden countries sparked a new wave of contention, different from both so-called ‘old’ and ‘new’ social movements as described in the literature (Grasso and Giugni 2013). It seems that the most successful model is ‘social unionism’ (or ‘social movement unionism’) model, where trade unions are only one (albeit important) of several actors within an informal movement for fair work and equal society (Fairbrother 2008). The details of the model are still debated (Ross 2007), yet certain characteristics seem to be proven: social unions rely on horizontal rather than vertical ties between organizations, employ innovative repertoires of contention and create a new, broad workers’ identity that does not require one to be a member of union (proletariat, working class etc.) to adopt it. One of examples of such new interpretative frames that allow forming new networks within the labo<text:span text:style-name="T45">u</text:span>r movement is ‘<text:span text:style-name="T45">the </text:span>precariat’ (Standing 2011).</text:p>
      <text:p text:style-name="P8">Similar processes have begun to function in Poland after 1989 with the sudden and deep transformation of the state and its economy (Hardy 2009). At the very same time the labo<text:span text:style-name="T44">u</text:span>r movement have gained a right to organize freely, it has lost its traditional bases due to privatization and a political decision to abandon model of development based on industry (Gardawski et al. 1999). The movement's organizational potential was further curtailed by the state's policy aimed at dividing labo<text:span text:style-name="T44">u</text:span>r and quelling potential unrest (Vanhuysse 2006). On one hand, growth of the SME sector made it difficult for employees to organize, on the second, changes in work organization in factories undermined potential for workers' solidarity (E. C. Dunn 2004). Some authors argue that the access to the legacy of the EU access is ambivalent for the labo<text:span text:style-name="T44">u</text:span>r movement (Trappmann 2011). But it is only one part of the story. Critical researchers, such as David Ost (2005), emphasize that the unions themselves expressed permissive or event supporting attitude towards economic transformation. Not only they were acting against interest of workers they were meant to represent, but in fact they were preparing ground for their own demise. Rise of atypical forms of employment (Trappmann 2011) and problems with <text:span text:style-name="T44">unionising</text:span> of the private sector (Ostrowski 2009) have made unions virtually confined to the public sector companies and thus vulnerable. They are competing for members, are politically divided and aging (Trappmann 2012). Still, only one of three main trade union centrals (<text:span text:style-name="T75">Solidarity</text:span>) has created an agenda dedicated to the task of recruitment and reinvigoration of the movement. What is more, institutions of social dialogue created in the first years of the Third Republic have proved to be partial and insufficient solutions for arising industrial <text:soft-page-break/>conflicts (Polakowski 2013). In 2013 they even ceased to function at the central level because of the unions' rejection of the government's anti-employee policy. The number of contentious episodes, such as strikes, remains low with only short-lived and spatially limited waves of contention in 1992/3, 1999 and 2008. Comparing the number of strikes with the number of other types of contention Urbański (2014, 188–192) argues that both existing social institutions and research methodologies do not grasp contemporary workers' activity as it turns more and more informal and radical. This is confirmed by other studies. Studies on contention and social movements have proved that the rejection of institutional tools for conflict regulation may lead to an escalation of collective action and its radicalization (della Porta and Diani 2006, 206–210). It expected that the labor movement will increasingly refer to unconventional and contentious forms of interaction with employers and the state, and – what follows – traditional ways of studying it (by counting strikes or measuring union density) will prove to be inefficient in this new situation.</text:p>
      <text:p text:style-name="P18">Labour movement as a social movement</text:p>
      <text:p text:style-name="P24">In the most general sense, the labour movement is not a monolithic actor, but rather a social field, within which different actors, practices and logics of action can and do coexist (see: Scheinberg and Lounsbury 2008, 665–666). Following Oliver and Myers (2003, 173), one can conceive of social movement as “diffuse action field in which actions affect other actions and the action repertoires of the different actors <text:span text:style-name="T75">co-evolve</text:span> through time and through interaction with each other. (...) Over time, the action set of each actor evolves in response to the actions of the others and, thus, the whole field is one large <text:span text:style-name="T75">co-evolving</text:span> environment in which the characteristics and actions of any actor is constrained and influenced by the characteristics and actions of all other actors in the environment”. This approach is similar to the already classical theoretical proposition by Mayer Zald and John McCarthy, resource mobilization theory (RMT). For them, social movement is “a set of opinions and beliefs in a population which represents preferences for changing some elements of the social structure and/or reward distribution of a society” (McCarthy and Zald 1977, 1217–1218). Then, social movements organizations are actors that attempt to implement those goals using available resources. RMT (and its derivatives) focuses on communication between elites and contenders, between organizations and sources of resources. Interactions between the movement and its outside (structure of power, support base, counter-movements) are crucial for studies of resources or contention. </text:p>
      <text:p text:style-name="P24">It is obvious that the <text:span text:style-name="T75">labor</text:span> movement is shaped and influenced by external factors, such as labor law, economic crises or booms, political competition and employers’ actions. In many traditional accounts, those factors are considered to be crucial for the movement: for example, the unemployment rate are believed to determine the labo<text:span text:style-name="T46">u</text:span>r movement’s relative strength. Yet to employ relational way of analysis means also to reject grievance theory of mobilization in favo<text:span text:style-name="T46">u</text:span>r of opportunities theory. According to the first on, movements mobilize because of various injustices people suffer and their activity is correlated to objective conditions. This approach is, however, criticized for oversimplification of processes having place during mobilization. The second approach, opportunity theory, treats movements as active agents that seek <text:span text:style-name="T75">favorable</text:span> conditions and <text:soft-page-break/>actively shape their environment. That means, for example, that the unions could treat rising unemployment as an opportunity to change its strategies and to mobilize new groups rather than entrench. This does not mean embracing social constructivism in a broad sense, but rather it is a way to emphasize the value of interpretative frames that guide actions of the movement (Oliver and Johnston 2000). If the relative decline of trade unions, for example in terms of <text:span text:style-name="T46">m</text:span>embership or the number of strikes, is an objective condition, diagnosis of the situation and response to it are entirely dependent on workers’ agency, not any fundamental social law, correlation or mechanism. <text:span text:style-name="T75">Labor</text:span> activists are, just like any other human being, reflexive social actors (Archer 2003). </text:p>
      <text:p text:style-name="P24">According to Charles Tilly (1978), social movements manifests itself above of all through contentious collective action, through protest events. In words of Sidney Tarrow (1998, 2), social movements are “sequences of contentious politics that are based on underlying social networks and resonant collective action frames, and which develop the capacity to maintain sustained challenges against powerful opponents”. Thus, the unit of social movement analysis is an episode of protest, protest event: “discontinuous, claim-making interactions: ones which have relatively well-marked beginning and endings, and give their object a choice between response and a change in welfare. Thus attacks, applications of force, demands, petitions, and supplications will qualify, while workday conversations will not” (Tilly 1987, 227). Koopmans and Rucht (2002, 231) add that protests are “messages directed to political adversaries, sympathizers, decision makers and the wider public. Besides more conventional activities, such as voting and lobbying, they are important tools for various actors, most notably social movements, to attract attention, to appeal or to threaten, to make claims visible and heard, and eventually to have an impact on politics and society”. Social movement in a form of political contention that has specific structure, tools of expression, own norms and values that justify its actions and members' participation.</text:p>
      <text:p text:style-name="P24"><text:span text:style-name="T6">In the case of the </text:span><text:span text:style-name="T25">labor</text:span><text:span text:style-name="T6"> movement (“social movement of the labor”), the movement manifests itself through protest events that are either (1) organized by organizations representing employees, or (2) organized on behalf or in the name of employees. There are several types of actors that can act on behalf of workers: not only trade unions, but also formal and informal non-governmental organizations and social movement organizations, political parties, community groups, or even anonymous protesters as it is in the case of the Internet-mediated campaigns. In other words, whether event is an emanation of the </text:span><text:span text:style-name="T25">labor</text:span><text:span text:style-name="T6"> movement is based on the actor’s declaration, not the form, aim, claims or any other characteristic. Due to changing nature of the </text:span><text:span text:style-name="T25">labor</text:span><text:span text:style-name="T6"> movement it is impossible – and inadvisable, as Fantasia and Stepan-Norris (2007, 557) argue – to provide more restricted definition.</text:span></text:p>
      <text:p text:style-name="P25"><text:span text:style-name="T6">To criticize perspectives that focus on trade union </text:span><text:span text:style-name="T25">organizations</text:span><text:span text:style-name="T6"> is not to say that they are </text:span><text:span text:style-name="T25">irrelevant</text:span><text:span text:style-name="T6"> or should not be studied, quite the contrary. </text:span><text:span text:style-name="T12">The argument of this paper is </text:span><text:span text:style-name="T13">rather </text:span><text:span text:style-name="T12">that the existing studies on the </text:span><text:span text:style-name="T25">labor</text:span><text:span text:style-name="T12"> movement and the civil society are limited and should be supplemented with a relatively new approach presented here. </text:span><text:span text:style-name="T13">The need for more flexible and adequate studies on the </text:span><text:span text:style-name="T25">labor</text:span><text:span text:style-name="T13"> is evident in the literature on the subject. Kelly (1998) argues for inclusion of the mobilization theory into industrial relations studies. For him the current crisis of industrial relations </text:span><text:span text:style-name="T12">– </text:span><text:span text:style-name="T13">both as a </text:span><text:soft-page-break/><text:span text:style-name="T13">scientific endeavor and an institutional setting </text:span><text:span text:style-name="T12">of conflict resolution</text:span><text:span text:style-name="T13"> </text:span><text:span text:style-name="T12">– </text:span><text:span text:style-name="T13">calls for rethinking of the most basic concepts. The decline of union density should be studied not from the perspective of unions, but rather of workers: we should seek for their own definitions of injustice and tools of counteraction to it, seek for barriers to mobilization, collective identities and their contentious manifestations. </text:span><text:span text:style-name="T12">This basic argument relates to civil society studies, that focus on non-governmental </text:span><text:span text:style-name="T25">organizations</text:span><text:span text:style-name="T12"> with a legal framework of liberal democracy rather than a democracy as a process of empowerment, </text:span><text:span text:style-name="T25">mobilization</text:span><text:span text:style-name="T12"> and struggles for power. </text:span><text:span text:style-name="T13">Fantasia and Stepan-Norris also argue in favor of social movement perspective on the labor movement, yet they also voice their reservations: “we must resist the impulse to treat the labor movement as a clear and simple case of a «social movement» (...) the extra-institutional cannot be so easily disentangled from institutional practices. The must be analyzed in relation to one another, because they have been produced in relation to one another and because they can only be properly understood in such a reciprocally generating form” (Fantasia and Stepan-Norris 2007, 557). </text:span><text:span text:style-name="T12">Again, </text:span><text:span text:style-name="T14">we cannot focus exclusively on the fluid, contentious civil society </text:span><text:span text:style-name="T15">– yet the rebound from the perspective unduly focused on legal institutions is direly needed.</text:span></text:p>
      <text:p text:style-name="P25"><text:span text:style-name="T13">The need to re-focus studies on the labor movement and workers’ protest</text:span><text:span text:style-name="T15">s</text:span><text:span text:style-name="T13"> is the more urgent with the falling levels of union density and deinstitutionalization of the social dialogue. There is a growing number </text:span><text:span text:style-name="T16">of studies that show changes in the </text:span><text:span text:style-name="T25">labor</text:span><text:span text:style-name="T16"> movement’s strategic choices. </text:span><text:span text:style-name="T13">Vanderberg (2006) </text:span><text:span text:style-name="T16">analyses </text:span><text:span text:style-name="T13">Swedish cases when the labor movement </text:span><text:span text:style-name="T16">managed to succeed </text:span><text:span text:style-name="T13">by employing resonant cultural themes, such as notion of national dignity, and cooperating with different actors: from subcultures through foreign unions to transnational networks. D’Amours, Bellamare and Briand (2012) argue that “the crisis of unionism is less serious than it might seem”. They emphasize changes in logics that unions pursue: instead of program of defending rights and privileges, they employ ideological frameworks that relate to lifestyles and life choices. After the review of such studies Ross concludes that “more nuanced understanding of contemporary social unionism requires that we examine the contingent combinations of union ethos, strategy and organizational form, as well as the struggles within and between unions to define such approach” (Ross 2007, 29).</text:span></text:p>
      <text:p text:style-name="P17">From corporatism to social unionism</text:p>
      <text:p text:style-name="P9">To study <text:span text:style-name="T75">labor</text:span> movement in its dynamics, one has to use conceptual tools of sociology of social movements (della Porta and Diani 2006) and of collective action (McAdam, Tarrow, and Tilly 2001). Three correlative dimensions of workers' protest are crucial for the analysis: <text:span text:style-name="T75">mobilizing</text:span> structures, repertoires and interpretative frames. </text:p>
      <text:p text:style-name="P9"><text:span text:style-name="T53">Mobilizing</text:span><text:span text:style-name="T52"> structures</text:span> describe formal and informal structures that bring people together, shape coalitions and confront opponents during protest events. For Sidney Tarrow, <text:span text:style-name="T56">the idea</text:span> “refers to the connective structure that links leaders and followers, center and periphery, and different parts of a movement sector, permitting coordination and aggregation between movement organizations and allowing movements to persist even when formal organization is lacking” (Tarrow 1998, 124). In a basic form, mobilizing structures consist of participants of protests, organizations and connections <text:soft-page-break/>between them. Its indicators are: the size of protest (the number of participants), the presence of formal and informal organization and their types, the presence of leaders, social background of participants (such as sector of the economy or employment status). The second important dimension of mobilizing structures is the shape of communication between various <text:span text:style-name="T75">organizations</text:span> and actors within the movement. “The same number of ties in a network has different effects depending upon their distribution, so that star-like structures (...) are, for example, quite different from circles in which each actor has exactly two ties to other actors and all actors are connected” (Oliver and Myers 2003, 178–179). </text:p>
      <text:p text:style-name="P9"><text:span text:style-name="T52">Repertoires</text:span> can be defined as sets of practical tools and modes of action that are used by protest participants to show their disagreement, express demands and so on. Among various types of repertoires are marches, demonstrations, strikes, occupations, blockades, as well as petitions, letters, appeals, press conferences and many more. Movements can, and in fact have to, use repertoire to bring attention to their claims or grievances and maximize their political influence. It is also important to select adequate repertoire for the job: different targets and audiences require different approaches, as the medium of contention is also its message. It is thus extremely important for the protest organizers to employ innovative repertoires and seek those that allow them to achieve their goals while rejecting the counterproductive.</text:p>
      <text:p text:style-name="P9"><text:span text:style-name="T75">I</text:span>ntroduction of the notion of <text:span text:style-name="T53">interpretative </text:span><text:span text:style-name="T52">frames</text:span> was a way to analyze how movement actors “through various discursive practices (...) attempt to strike cords of existing cultural experiences, narratives, and knowledge within the cognitive language of targeted audience” (Lindekilde 2014, 196). In the social movement theory frames function as a way to organize collective experience and to guide the action. They are closely connected with repertoire, as during protest events actors use particular forms of action that are meaningfully connected with their postulates. Frames also influence mobilizing structures, as a way of framing can mobilize certain groups that find them appealing and legitimate, and throw away others. Frames are indicated by the content of slogans shouted during protests, by banners and signs used, letters and petitions.</text:p>
      <text:p text:style-name="P9"><text:span text:style-name="T75">Finally, </text:span><text:span text:style-name="T53">o</text:span><text:span text:style-name="T52">pportunity structures</text:span> constitute the context of any social movement, they “influence the choice of the protest strategies and the impact of social movements on their environment” (Kitschelt 1986, 58). Opportunity structures can be “open” or “closed”. The former designates that the political system is accessible for contenders, the latter opposite, that there are no institutional means to access the power. In the context of our study we pay special attention to the existence and condition of institutions of social dialogue and interest representation, union density, attitude of the government and the EU towards workers' self-organization and collective action, presence of pro-workers party in the parliament. It is important to distinguish national opportunity structures, that affect every protest event in a given time frame (nationwide legal and institutional context), and site specific opportunities, such as union density in given workplace and branch of the economy, availability of social dialogue institutions.</text:p>
      <text:p text:style-name="P26">To distinguish two possible logics of <text:span text:style-name="T49">the labor’s</text:span> collective actions, one can reconstruct two ideal types of the workers’ <text:span text:style-name="T49">agency</text:span>: <text:span text:style-name="T49">corporatism and social unionism</text:span>. The table below provides a <text:span text:style-name="T57">basic </text:span><text:soft-page-break/>summary of the two. <text:span text:style-name="T50">What we witness is a gradual transformation from the former type towards the latter. It is neither linear nor secular process and the two types are merely abstract models of social reality that intend to catch the most general characteristics of labor movement in the region. They serve, however, as a point of reference for studies of changes in the labor’s agency.</text:span></text:p>
      <table:table table:name="Tabela1" table:style-name="Tabela1">
        <table:table-column table:style-name="Tabela1.A"/>
        <table:table-column table:style-name="Tabela1.B" table:number-columns-repeated="2"/>
        <table:table-row>
          <table:table-cell table:style-name="Tabela1.A1" office:value-type="string">
            <text:p text:style-name="P38"/>
          </table:table-cell>
          <table:table-cell table:style-name="Tabela1.A1" office:value-type="string">
            <text:p text:style-name="P39">Corporatism</text:p>
          </table:table-cell>
          <table:table-cell table:style-name="Tabela1.C1" office:value-type="string">
            <text:p text:style-name="P39">Social unionism</text:p>
          </table:table-cell>
        </table:table-row>
        <table:table-row>
          <table:table-cell table:style-name="Tabela1.A2" office:value-type="string">
            <text:p text:style-name="P40">Mobilizing structures</text:p>
          </table:table-cell>
          <table:table-cell table:style-name="Tabela1.A2" office:value-type="string">
            <text:p text:style-name="P42"><text:span text:style-name="T51">c</text:span>entrali<text:span text:style-name="T51">s</text:span>ation</text:p>
            <text:p text:style-name="P42"><text:span text:style-name="T51">t</text:span>rade unions organi<text:span text:style-name="T75">z</text:span>ed <text:span text:style-name="T51">hierarchically</text:span></text:p>
          </table:table-cell>
          <table:table-cell table:style-name="Tabela1.C2" office:value-type="string">
            <text:p text:style-name="P42"><text:span text:style-name="T51">p</text:span>olicentricity</text:p>
            <text:p text:style-name="P42"><text:span text:style-name="T59">n</text:span>etworks of different organi<text:span text:style-name="T75">z</text:span>ational forms</text:p>
          </table:table-cell>
        </table:table-row>
        <table:table-row>
          <table:table-cell table:style-name="Tabela1.A2" office:value-type="string">
            <text:p text:style-name="P40">Repertoire of protest</text:p>
          </table:table-cell>
          <table:table-cell table:style-name="Tabela1.A2" office:value-type="string">
            <text:p text:style-name="P43">conventional</text:p>
            <text:p text:style-name="P43">(rigid)</text:p>
          </table:table-cell>
          <table:table-cell table:style-name="Tabela1.C2" office:value-type="string">
            <text:p text:style-name="P43">increased scale</text:p>
            <text:p text:style-name="P43">(strong)</text:p>
          </table:table-cell>
        </table:table-row>
        <table:table-row>
          <table:table-cell table:style-name="Tabela1.A2" office:value-type="string">
            <text:p text:style-name="P40">Frames</text:p>
          </table:table-cell>
          <table:table-cell table:style-name="Tabela1.A2" office:value-type="string">
            <text:p text:style-name="P43">narrow</text:p>
            <text:p text:style-name="P43"/>
            <text:p text:style-name="P41">economism</text:p>
          </table:table-cell>
          <table:table-cell table:style-name="Tabela1.C2" office:value-type="string">
            <text:p text:style-name="P43">extended</text:p>
            <text:p text:style-name="P43">bridging processes</text:p>
            <text:p text:style-name="P41">social justice</text:p>
          </table:table-cell>
        </table:table-row>
        <table:table-row>
          <table:table-cell table:style-name="Tabela1.A2" office:value-type="string">
            <text:p text:style-name="P40"><text:span text:style-name="T75">Favorable</text:span> opportunity structures</text:p>
          </table:table-cell>
          <table:table-cell table:style-name="Tabela1.A2" office:value-type="string">
            <text:p text:style-name="P43">high union density</text:p>
            <text:p text:style-name="P43">institutionali<text:span text:style-name="T75">z</text:span>ed social dialogue</text:p>
            <text:p text:style-name="P43">political allies</text:p>
          </table:table-cell>
          <table:table-cell table:style-name="Tabela1.C2" office:value-type="string">
            <text:p text:style-name="P43">low union density</text:p>
            <text:p text:style-name="P43">lack of social dialogue</text:p>
            <text:p text:style-name="P43">lack of political representation</text:p>
          </table:table-cell>
        </table:table-row>
      </table:table>
      <text:p text:style-name="P32">Table 1: Two ideal types of the labour collective action.</text:p>
      <text:p text:style-name="P27"><text:span text:style-name="T58">The shift from the first towards the second model of action is a multi-faceted process both conditioned by the environment (i.e. opportunity structures) and changing it. </text:span>Corporatism is a viable strategy in a well recognized and stable social environment: where all sides of conflict should share a common culture of communication, there are <text:span text:style-name="T57">efficient </text:span>institutions of conflict resolution, contenders (unions) can count on their mass ranks and they have <text:span text:style-name="T57">some supporters </text:span>among the power elite. This strategy of collective action becomes impractical and even unachievable in the situation that the majority of workers is facing <text:span text:style-name="T57">today</text:span>. Instead, we expect workers to organize in line with <text:span text:style-name="T50">the </text:span>social union<text:span text:style-name="T50">ism model</text:span>. With trade unions absent from workplace <text:span text:style-name="T57">and inefficient </text:span>institutions of social dialogue and <text:span text:style-name="T57">the </text:span>lack of political representation, workers <text:span text:style-name="T57">have </text:span>to mount their collective action using tools at hand: various organizational forms (from informal groups and <text:span text:style-name="T75">Internet</text:span> communities through non-governmental organizations to radical, <text:span text:style-name="T57">non-institutionalized</text:span> unions), unexpected methods of protest, often borrowed from social movements and adapted to situation when traditional repertoire of the <text:span text:style-name="T75">labor</text:span> movement (such as <text:span text:style-name="T75">labor</text:span> disputes) is unavailable, and finally extended frames, than can span from wage to identity questions. The change of dominant logic of the collective action from corporatism to social unionism is expected to be long and slow process based on trials and errors. One could expect the corporatism to be prevailing strategy gradually giving place to new ways in certain social environments (especially <text:span text:style-name="T75">non-unionized</text:span> companies in service sector of the economy) and to identify certain cliques or broader alliances that (consciously or not) follow unwritten rules of social unionism or at least demonstrate a will and dedication to organize their protests differently. Even if small, they are of fair importance, as – if successful – they can become enclaves of ‘good practices’ that will ultimately disseminate within the broader movement. What is more, social unionism is a model that was created and described in Western countries, where traditions of the organized <text:span text:style-name="T75">labor</text:span> and of broader civil society are different from those in <text:span text:style-name="T50">the Central and Eastern Europe</text:span>. It is also important to take into consideration varieties <text:soft-page-break/>of organization of capitalism itself in different countries (Lane and Myant 2007). It might be that the new model of unionism <text:span text:style-name="T60">in the region </text:span>will be in different from <text:span text:style-name="T60">the </text:span>theoretical model based on the literature <text:span text:style-name="T60">review</text:span>. </text:p>
      <text:p text:style-name="P33">In the coming pages the process of changing the collective action model is <text:span text:style-name="T75">described</text:span> in more detail with every dimension separated.</text:p>
      <text:p text:style-name="P28"><text:span text:style-name="T52">From hierarchy to policentric networks</text:span> – In the corporatist model the collective action is dominated by powerful <text:span text:style-name="T54">trade unions </text:span>that are often tied to social-democratic or communist political parties. This vertical connection serves as an axis of the collective action. New actors in the field has to define themselves in relation to dominant actors and their activity is constrained by existing formal or informal regulations, divisions of power or influence. There is also an evident division between <text:span text:style-name="T75">unionized</text:span> core sectors of the economy and peripheral sectors devoid of representation or organized in community-type organizations. <text:span text:style-name="T60">This situation partially describes situation under communism in Poland. Official trade union organizations were closely connected to the communist party and exerted their influence ‘behind the scenes’, without openly inciting workers (Ost 2005). </text:span></text:p>
      <text:p text:style-name="P29">In an ideal social unionist protest trade unions are surrounded by a dense supportive network of various <text:span text:style-name="T75">organizations</text:span>, both formal and informal. In the process of flattening of corporatist hierarchies, networks between actors within the movement become denser, providing new opportunities for joint actions. This process can lead, however, to different outcomes: either cohesive milieu concentrated around influential trade union<text:span text:style-name="T54">s </text:span>that do not dominate the action but rather encourage collective action and share their resources, or polycephalous, fragmented and dispersed network of organizations that is hard to coordinate and cooperate. It is also expected that strong ties between the labor movement and mainstream political parties will disperse and will be replaces by only occasional joint campaigns. <text:span text:style-name="T61">In the Polish case, an notable example of such shift is the emergence of Trade Unions Forum (FZZ, </text:span><text:span text:style-name="T3">Forum Związków Zawodowych</text:span><text:span text:style-name="T61">) in 2001 that claimed to be ‘apolitical’, that means not connected neither to the conservative (as ‘Solidarity’ does) nor postsocialist (OPZZ) political parties. It is now the third largest trade union organization in the country. S</text:span>mall and radical trade unions <text:span text:style-name="T61">such as Workers’ Initiative (</text:span><text:span text:style-name="T3">Inicjatywa Pracownicza</text:span><text:span text:style-name="T61">) or Confederation of Work (</text:span><text:span text:style-name="T3">Konfederacja Pracy</text:span><text:span text:style-name="T61">)</text:span>, <text:span text:style-name="T61">that are </text:span>active outside of workplaces <text:span text:style-name="T61">and on the fringes of the mainstream political scene, also show that the relation between parties and unions is weakened if not entirely broken. T</text:span>he <text:span text:style-name="T50">old and </text:span>established unions are not alone within the movement, as new organizations and unions enter the field and begin their own collective action, spreading new structures and repertoires, initiating their own campaigns for fair work and social justice.</text:p>
      <text:p text:style-name="P30"><text:span text:style-name="T52">From conventional to innovative repertoire</text:span> – The corporatist protest employs conventional repertoire. First of all, the methods of protest are predictable and understandable for all involved, <text:span text:style-name="T62">not to mention their accordance with the legal code</text:span>. It consists of <text:span text:style-name="T75">labor</text:span> disputes, manifestations and strikes. What is important, the latter are held only if the former fail. That means that the priority for the unions and its partners is to maintain social peace rather than to escalate conflict between employers and employees (Lipietz 1987, 34–37). Conventional, predictable repertoire can be also described as rigid one. Using it, “participants repeat the same few routines over and over as exactly <text:soft-page-break/>as they can” (Tilly 2008, 15). Organizations try to avoid unpredictable situations and try to confine contentious interactions with each other in well-known frames. Rigid repertoire is repetitive but at the same effective as long as the position of the movement <text:span text:style-name="T54">vis-à-vis</text:span> its opponents stays unchanged.</text:p>
      <text:p text:style-name="P31">In contrast, when situation becomes unstable and outcomes of actions unpredictable the protest turns towards either weak or strong repertoire. The former is limited to well-known and <text:span text:style-name="T50">recognised </text:span>forms, such as strikes or <text:span text:style-name="T50">mass </text:span>demonstrations. Such displays of power can be, <text:span text:style-name="T50">however,</text:span> counterproductive in an unfriendly <text:span text:style-name="T50">political </text:span>environment. Strong repertoire is the most innovative form of protest repertoire. It involves both legal interventions, demonstrations, happenings and rallies that allow new forms of expression. Participants try to dramatize their message and to focus media and audience attention at themselves. Strong repertoire is much more unpredictable than the other variants, because protest organizers change their ways accordingly to issues circulating among the public in any given moment. Repertoire increases in scale as it includes more and more different forms of exerting pressure available to protesters. <text:span text:style-name="T54">One could expect </text:span>the repertoire of the workers’ protest to change from the rigid one to weak one (symbolized by iconic burning tires in front of government <text:span text:style-name="T50">buildings, a tactic especially popular in the 1990s</text:span>) with only signs of its strengthening, especially among younger, more radical organizations. <text:span text:style-name="T63">S</text:span>mall <text:span text:style-name="T63">and relatively weak </text:span>organizations rely on innovativeness to spread their message, thus the progress of the shift from hierarchic to polycentric networks should be correlated with the emergence of new forms of protest. Technological progress also influences methods of contention, as it allows not only Internet-based campaigns and organizing, but also aggressive actions such as hacking of corporate networks and DDOS attacks (see: Van De Donk et al. 2004). We have not yet seen them employed by the labo<text:span text:style-name="T55">u</text:span>r movement organizations, but as other movements (for example anti-racist) commonly use them, we expect cyber-protest to diffuse to the repertoire of the <text:span text:style-name="T75">labor.</text:span></text:p>
      <text:p text:style-name="P26"><text:span text:style-name="T52">From narrow to broad frames</text:span> – Finally, frames within the corporatist collective action are narrow, <text:span text:style-name="T55">tend to </text:span>focus on material well-being <text:span text:style-name="T55">and union rights</text:span>, <text:span text:style-name="T55">and </text:span>they are <text:span text:style-name="T55">concerned with </text:span>members of <text:span text:style-name="T55">a given union</text:span>. Social unionism, on the other hand, involves “more aggressive organizing strategies that utilize confrontational tactics, like corporate campaigns that bring «third party» pressure on intransigent companies, that build community solidarity for union struggles by incorporating community and religious groups, and that reach out to other social movements” (Fantasia and Stepan-Norris 2007, 570). Successful frames of social union protest, ones that mobilize broader public, emerge through a variety ways, but the basic precondition for their effectiveness is the process of ‘frame alignment’ taking place between the movement and the society it intends to mobilize<text:span text:style-name="T71">. In search for support outside of their traditional enclaves, </text:span><text:span text:style-name="T73">labor</text:span><text:span text:style-name="T71"> movement organizations are expected to transform interpre</text:span>tative frames they are using during protest to guide and justify their actions. According to Snow et al<text:span text:style-name="T71">. (1986), there are several mechanisms they can use: </text:span><text:span text:style-name="T72">(1) </text:span><text:span text:style-name="T71">bridging, “linkage of two or more ideologically</text:span> congruent but structurally unconnected frames regarding a particular issue or problem”, <text:span text:style-name="T54">(2) </text:span>extension, when an actor “extends the boundaries of its primary framework so as to encompass interest or point of view that are incidental to its primary objectives but of considerable salience to potential adherents” and finally, <text:span text:style-name="T54">(3) </text:span>amplification, that means “clarification and invigoration” of existing frames. </text:p>
      <text:p text:style-name="P26"><text:soft-page-break/><text:span text:style-name="T55">F</text:span>rames employed during workers’ protest in <text:span text:style-name="T55">an unfavorable</text:span> opportunity structure will shift from narrow, <text:span text:style-name="T55">focused on economic interests</text:span>, to extend<text:span text:style-name="T55">ed, that have chance to mobilize</text:span> broader <text:span text:style-name="T55">audience in a</text:span> predominantly <text:span text:style-name="T75">non-unionized</text:span> society. According to Ross (2007) there are two frames <text:span text:style-name="T55">that are </text:span>characteristic for social unions’ protest. First is <text:span text:style-name="T55">an </text:span>anti-economic analysis of workers’ problems: it holds that workers are more than merely wage-earners, but also citizens with a wide range of different identities. It leads to inclusion of different, not only employment-related issues into frames of collective action. <text:span text:style-name="T55">In the second frame</text:span>, social unionists adopt an expansive, <text:span text:style-name="T54">non</text:span>-sectional definition of the community of workers: actions are held on behalf of all workers, not only those that are members of the organization. This forms a basis for a new type of solidarity: one that is not based on the common membership in a given trade union, but rather perceived common interests as members of particular class, community or cultural group. It is especially important when protesters are not members of any trade organization. As in the case of other dimension of the movement, we expect new actors in the field to create such innovative frames (such as <text:span text:style-name="T54">non-sectional </text:span>idea of <text:span text:style-name="T54">precariat </text:span>or anti-economi<text:span text:style-name="T54">c</text:span> new leftist radicalism).</text:p>
      <text:p text:style-name="P17">Conclusions. Towards a <text:span text:style-name="T70">new perspective on the civil society</text:span></text:p>
      <text:p text:style-name="P11">I argue for a radical change in the scientific views on the civil society in Poland and broader Central and Eastern Europe. Institutional paradigm attached to non-governmental organizations and non-contentious forms of civil activity has failed us twofold. First, as a scientific endeavor that was expected to study and explain socio-political phenomena happening in the post-soviet part of Europe. Despite of numerous studies on the subject, none of them prepared us for the situation at hand. The agency, that is widespread in the society, cannot be studied using static terms. It needs dynamic, relational thinking. Secondly, civil society understood purely in terms of NGOs failed its mission to enrich democratic culture, promote civil activity and to prevent the rise authoritarianism and xenophobia. Despite some limited successes, associations and foundations are no match for the capital, the state and violent, contentious social movements. Again, the agency cannot be contained within legal framework of non-governmental organizations. </text:p>
      <text:p text:style-name="P44">This situation calls for rethinking of our approaches towards civil society and politics in the region. In the paper I argue that the major step is to study the labor movement, one of few mass movements still active in the region. It is coming through a tumultuous period – just as our democratic institutions and political systems. The outcome of this process: whether the movement will reinvigorate within social unionism model or not, will have historical significance for the whole region. It is – most probably – the only possible force that can counter the rise of authoritarianism.</text:p>
      <text:p text:style-name="P19">Literature references</text:p>
      <text:p text:style-name="P14">Archer, Margaret. 2003. <text:span text:style-name="T1">Structure, Agency and the Internal Conversation</text:span>. Cambridge: Cambridge University Press.</text:p>
      <text:p text:style-name="P14">Bartkowski, Jerzy. 2003. <text:span text:style-name="T1">Tradycja i polityka. Wpływ tradycji kulturowych polskich regionów na współczesne zachowania społeczne i polityczne</text:span>. Warszawa: Żak.</text:p>
      <text:p text:style-name="P14">Boltanski, Luc, and Ève Chiapello. 2007. <text:span text:style-name="T1">The New Spirit of Capitalism</text:span>. London - New York: Verso.</text:p>
      <text:p text:style-name="P14"><text:soft-page-break/>Ciechorska-Kulesza, Karolina, Radosław Kossakowski, and Paweł Łuczeczko, eds. 2011. <text:span text:style-name="T1">Kultura Solidarności. Socjologiczno-antropologiczne analizy kulturowego dziedzictwa “Solidarności.”</text:span> Pszczółki: Orbis Exterior.</text:p>
      <text:p text:style-name="P14">Crowley, Stephen, and David Ost. 2001. <text:span text:style-name="T1">Workers after Workers’ States. Labour and Politics in Postcommunist Eastern Europe</text:span>. Lanham - Boulder - New York - Oxford: Rowman &amp; Littlefield Publishers.</text:p>
      <text:p text:style-name="P14">D’Amours, Martine, Guy Bellemare, and Louise Briand. 2012. “Grasping New Forms of Unionism: The Case of Childcare Services in Quebec.” <text:span text:style-name="T1">Interface. Journal for and about Social Movements</text:span> 4 (2): 158–80.</text:p>
      <text:p text:style-name="P14">Della Porta, Donatella, and Mario Diani. 2006. <text:span text:style-name="T1">Social Movements. An Introduction</text:span>. Malden - Oxford - Victoria: Blackwell Publishing.</text:p>
      <text:p text:style-name="P14">Dunn, Bill. 2004. <text:span text:style-name="T1">Global Restructuring and the Power of Labour</text:span>. Houndmills: Palgrave Macmillan.</text:p>
      <text:p text:style-name="P14">Dunn, Elizabeth C. 2004. <text:span text:style-name="T1">Privatizing Poland: Baby Food, Big Business, and the Remaking of Labor</text:span>. Ithaca: Cornell University Press.</text:p>
      <text:p text:style-name="P14">Ekiert, Grzegorz, and Jan Kubik. 1999. <text:span text:style-name="T1">Rebellious Civil Society. Popular Protest and Democratic Consolidation in Poland, 1989-1993</text:span>. Ann Arbor: The University of Michigan Press.</text:p>
      <text:p text:style-name="P14">Fairbrother, Peter. 2008. “Social Movement Unionism or Trade Unions as Social Movements.” <text:span text:style-name="T1">Employee Responsibilities and Rights Journal</text:span> 20 (3): 213–20.</text:p>
      <text:p text:style-name="P14">Fantasia, Rick, and Judith Stepan-Norris. 2007. “The Labor Movement in Motion.” In <text:span text:style-name="T1">The Blackwell Companion to Social Movements</text:span>, edited by David A. Snow, Sarah A. Soule, and Hanspeter Kriesi, 555–75. Malden - Oxford - Victoria: Blackwell Publishing.</text:p>
      <text:p text:style-name="P14">Foryś, Grzegorz. 2008. <text:span text:style-name="T1">Dynamika sporu. Protesty rolników W III Rzeczpospolitej</text:span>. Warszawa: Wydawnictwo Naukowe SCHOLAR.</text:p>
      <text:p text:style-name="P14">Gardawski, Juliusz, B. Gąciarz, J. Mokrzyszewski, and W. Pańkow. 1999. <text:span text:style-name="T1">Rozpad bastionu? Związki zawodowe w gospodarce prywatyzowanej</text:span>. Warszawa: Wydawnictwo Naukowe SCHOLAR.</text:p>
      <text:p text:style-name="P14">Gardawski, Juliusz, Adam Mrozowicki, and Jan Czarzasty. 2012. “Trade Unions in Poland.” 123. Brussels: European Trade Union Institute. </text:p>
      <text:p text:style-name="P14">Gliński, Piotr. 1996. <text:span text:style-name="T1">Polscy Zieloni. Ruch społeczny w okresie przemian</text:span>. Warszawa: Wydawnictwo IFiS PAN.</text:p>
      <text:p text:style-name="P14">———. 1998. “Współpraca organizacji pozarządowych z innymi sektorami.” In <text:span text:style-name="T1">Opiekuńczość czy solidarność? Obywatelskie formy współpracy z władzami lokalnymi oraz pomocy społecznej</text:span>, edited by Grażyna Skąpska. Kraków: Międzynarodowe Centrum Rozwoju Demokracji.</text:p>
      <text:p text:style-name="P14">———. 2006. <text:span text:style-name="T1">Style działań organizacji pozarządowych w Polsce. Grupy interesu czy pożytku publicznego?</text:span>. Warszawa: Wydawnictwo IFiS PAN.</text:p>
      <text:p text:style-name="P14"><text:soft-page-break/>Gliński, Piotr, Barbara Lewenstein, and Andrzej Siciński, eds. 2002. <text:span text:style-name="T1">Samoorganizacja społeczeństwa polskiego: trzeci sektor</text:span>. Warszawa: Wydawnictwo IFiS PAN.</text:p>
      <text:p text:style-name="P14">Grabowska, Mirosława, and Tadeusz Szawiel. 2003. <text:span text:style-name="T1">Budowanie demokracji. Podziały społeczne, partie polityczne i społeczeństwo obywatelskie w postkomunistycznej Polsce</text:span>. Warszawa: Wydawnictwo Naukowe PWN.</text:p>
      <text:p text:style-name="P14">Hardy, Jane. 2009. <text:span text:style-name="T1">Poland’s New Capitalism</text:span>. London: Pluto Press.</text:p>
      <text:p text:style-name="P14">Kelly, John. 1998. <text:span text:style-name="T1">Rethinking Industrial Relations. Mobilization, Collectivism and Long Waves</text:span>. London - New York: Routledge.</text:p>
      <text:p text:style-name="P14">Klekotko, Marta. 2012. <text:span text:style-name="T1">Rozwój po śląsku. Procesy kapitalizacji kultury w śląskiej społeczności górniczej</text:span>. Kraków: Wydawnictwo UJ.</text:p>
      <text:p text:style-name="P14">Kopecký, Petr. 2003. “Civil Society, Uncivil Society and Contentious Politics in Post-Communist Europe.” In <text:span text:style-name="T1">Uncivil Society? Contentious Politics in Post-Communist Europe</text:span>, edited by Petr Kopecký and Cas Mudde, 1–17. London - New York: Routledge.</text:p>
      <text:p text:style-name="P14">Kościański, Artur, and Wojciech Misztal, eds. 2008. <text:span text:style-name="T1">Społeczeństwo obywatelskie. Między ideą a praktyką</text:span>. Warszawa: Wydawnictwo IFiS PAN.</text:p>
      <text:p text:style-name="P14">Kousis, Maria, and Charles Tilly. 2005. “Economic and Political Contention in Comparative Perspective.” In <text:span text:style-name="T1">Economic and Political Contention in Comparative Perspective</text:span>, edited by Maria Kousis and Charles Tilly, 1–12. London: Paradigm Publishers.</text:p>
      <text:p text:style-name="P14">Kriesi, Hanspeter, Ruud Koopmans, Jan Willem Duyvendak, and Marco Giugni. 1995. <text:span text:style-name="T1">New Social Movements in Western Europe. A Comparative Analysis</text:span>. Minneapolis: University of Minnesota Press.</text:p>
      <text:p text:style-name="P14">Krzemiński, Ireneusz, ed. 2006. <text:span text:style-name="T1">Wolność, równość, odmienność. Nowe ruchy społeczne w Polsce początku XXI wieku</text:span>. Warszawa: Wydawnictwa Szkolne i Profesjonalne.</text:p>
      <text:p text:style-name="P14">Kurczewska, Joanna, ed. 2008. <text:span text:style-name="T1">Oblicza lokalności. Ku nowym formom życia lokalnego</text:span>. Warszawa: Wydawnictwo IFiS PAN.</text:p>
      <text:p text:style-name="P14">Kusznir, J., and H. Pleines. 2008. <text:span text:style-name="T1">Trade Unions from Post-Socialist Member States in EU Governance</text:span>. Stuttgart: Ibidem-Verlag.</text:p>
      <text:p text:style-name="P14">Lane, D., and M. Myant, eds. 2007. <text:span text:style-name="T1">Varieties of Capitalism in Post-Communist Societies</text:span>. Houndmills: Palgrave Macmillan.</text:p>
      <text:p text:style-name="P14">Lash, Scott, and John Urry. 1987. <text:span text:style-name="T1">The End of Organized Capitalism</text:span>. Cambridge: Polity Press.</text:p>
      <text:p text:style-name="P14">Lipietz, Alain. 1987. <text:span text:style-name="T1">Mirages and Miracles. The Crisis of Global Fordism</text:span>. London: Verso.</text:p>
      <text:p text:style-name="P14">McAdam, Doug, Sidney Tarrow, and Charles Tilly. 2001. <text:span text:style-name="T1">Dynamics of Contention</text:span>. Cambridge: Cambridge University Press.</text:p>
      <text:p text:style-name="P14"><text:soft-page-break/>McCarthy, John D., and Mayer N. Zald. 1977. “Resource Mobilization and Social Movements: A Partial Theory.” <text:span text:style-name="T1">The American Journal of Sociology</text:span> 82 (6): 1212–41.</text:p>
      <text:p text:style-name="P14">Mrozowicki, Adam. 2011a. <text:span text:style-name="T1">Coping with Social Change. Life Strategies of Workers in Poland’s New Capitalism</text:span>. Leuven: Leuven University Press.</text:p>
      <text:p text:style-name="P14">———. 2011b. “The Challenges of Trade Union Renewal in Central and Eastern Europe: Comparative Perspectives.” presented at the <text:span text:style-name="T1">Negotiating capitalism in Central and Eastern Europe? Chances and barriers to trade union revitalisation in a comparative perspective</text:span>, Wrocław.</text:p>
      <text:p text:style-name="P14">Oliver, Pamela E., and Hank Johnston. 2000. “What a Good Idea! Ideologies and Frames in Social Movement Research.” <text:span text:style-name="T1">Mobilization. An International Journal</text:span> 4 (1): 37–54.</text:p>
      <text:p text:style-name="P14">Oliver, Pamela E., and Daniel J. Myers. 2003. “Networks, Diffusion, and Cycles of Collective Action.” In <text:span text:style-name="T1">Social Movements and Networks. Relational Approaches to Collective Action</text:span>, edited by Mario Diani and Doug McAdam, 173–203. Oxford: Oxford University Press.</text:p>
      <text:p text:style-name="P14">Ost, David. 2005. <text:span text:style-name="T1">The Defeat of Solidarity. Anger and Politics in Postcommunist Europe</text:span>. Ithaca – London: Cornell University Press.</text:p>
      <text:p text:style-name="P14">Ostrowski, Piotr. 2009. <text:span text:style-name="T1">Powstawanie związków zawodowych w sektorze prywatnym w Polsce</text:span>. Warszawa: C.H. Beck.</text:p>
      <text:p text:style-name="P14">Polakowski, Michał. 2013. “Poland - Labour Relations and Social Dialogue.” Warszawa: Friedrich Ebert Stiftung.</text:p>
      <text:p text:style-name="P14">Raciborski, Jacek. 2011. <text:span text:style-name="T1">Obywatelstwo w perspektywie socjologicznej</text:span>. Warszawa: Wydawnictwo Naukowe PWN.</text:p>
      <text:p text:style-name="P14">Ross, Stephanie. 2007. “Varieties of Social Unionism: Towards a Framework for Comparison.” <text:span text:style-name="T1">Just Labour: A Canadian Journal of Work and Society</text:span> 11: 16–34.</text:p>
      <text:p text:style-name="P14">Scheinberg, Marc, and Michael Lounsbury. 2008. “Social Movements and Institutional Analysis.” In <text:span text:style-name="T1">The SAGE Handbook of Organizational Institutionalism</text:span>, edited by Royston Greenwood, Christine Oliver, Roy Suddaby, and Kerstin Sahlin, 648–70. London: SAGE Publications.</text:p>
      <text:p text:style-name="P14">Silver, Beverly J. 2003. <text:span text:style-name="T1">Forces of Labor. Workers’ Movements and Globalization since 1870</text:span>. Cambridge: Cambridge University Press.</text:p>
      <text:p text:style-name="P14">Snow, David A., and Robert D. Benford. 1988. “Ideology, Frame Resonance, and Participant Mobilization.” In <text:span text:style-name="T1">From Structure to Action: Social Movement Participation across Cultures</text:span>, edited by Bert Klandermans, Hanspeter Kriesi, and Sidney Tarrow. Greenwich: JAI Press.</text:p>
      <text:p text:style-name="P14">Snow, David A., B.E. Rochford, S. Worden, and Robert D. Benford. 1986. “Frame Alignment Processes, Micro Mobilization and Movement Participation.” <text:span text:style-name="T1">American Sociological Review</text:span>, no. 51: 464–81.</text:p>
      <text:p text:style-name="P14">Sojak, Radosław, and Andrzej Zybertowicz, eds. 2008. <text:span text:style-name="T1">Transformacja podszyta przemocą. O nieformalnych mechanizmach przemian instytucjonalnych</text:span>. Toruń: Wydawnictwo UMK.</text:p>
      <text:p text:style-name="P14"><text:soft-page-break/>Standing, Guy. 2011. <text:span text:style-name="T1">The Precariat. The New Dangerous Class</text:span>. London - New York: Bloomsbury Academic.</text:p>
      <text:p text:style-name="P14">Szczepański, Marek S., and Adrian Cybula, eds. 1999. <text:span text:style-name="T1">Zbiorowości i społeczności lokalne - gotowość </text:span><text:span text:style-name="T4">i</text:span><text:span text:style-name="T1"> adaptacja do zmian</text:span>. Tychy: Wydawnictwo WSZiNS.</text:p>
      <text:p text:style-name="P14">Sztompka, Piotr, ed. 1999. <text:span text:style-name="T1">Imponderabilia wielkiej zmiany. Mentalność, wartości i więzi społeczne czasów transformacji</text:span>. Warszawa - Kraków: Wydawnictwo Naukowe PWN.</text:p>
      <text:p text:style-name="P14">Tarrow, Sidney. 1998. <text:span text:style-name="T1">Power in the Movement. Social Movements and Contentious Politics</text:span>. Cambridge - New York - Melbourne: Cambridge University Press.</text:p>
      <text:p text:style-name="P14">Tilly, Charles. 1978. <text:span text:style-name="T1">From Mobilization to Revolution</text:span>. New York: Random House.</text:p>
      <text:p text:style-name="P14">———. 1987. “The Analysis of Popular Collective Action.” <text:span text:style-name="T1">European Journal of Operational Research</text:span> 30: 223–29.</text:p>
      <text:p text:style-name="P14">———. 2008. <text:span text:style-name="T1">Contentious Performances</text:span>. New York: Cambridge University Press.</text:p>
      <text:p text:style-name="P14">Touraine, Alain, F. Dubet, Michel Wieviorka, and J. Strzelecki. 1983. <text:span text:style-name="T1">Solidarity: The Analysis of a Social Movement</text:span>. Cambridge: Cambridge University Press.</text:p>
      <text:p text:style-name="P14">Towalski, Rafał. 2001. <text:span text:style-name="T1">Konflikty przemysłowe w Europie Zachodniej i w Polsce (ze szczególnym uwzględnieniem lat dziewięćdziesiątych XX wieku)</text:span>. Warszawa: Szkola Główna Handlowa.</text:p>
      <text:p text:style-name="P14">Trappmann, Vera. 2011. “Precarious Employment in Poland - a Legacy of Transition or an Effect of European Integration?” <text:span text:style-name="T1">Emecon. Employment and Economy in Central and Eastern Europe</text:span> 1 (1): 1–22.</text:p>
      <text:p text:style-name="P14">———. 2012. <text:span text:style-name="T1">Związki zawodowe w Polsce. Aktualna sytuacja, struktura organizacyjna, wyzwania</text:span>. Warszawa: Friedrich Ebert Stiftung.</text:p>
      <text:p text:style-name="P14">———. 2013. <text:span text:style-name="T1">Fallen Heroes in Global Capitalism: Workers and Restructuring of the Polish Steel Industry. Studies in Economic Transition</text:span>. Houndmills: Palgrave Macmillan.</text:p>
      <text:p text:style-name="P14">Upchurch, Martin, Graham Taylor, and Andrew Mathers. 2009. <text:span text:style-name="T1">The Crisis of Social Democratic Trade Unionism in Western Europe. The Search for Alternatives</text:span>. Farnham - Burlington: Ashgate.</text:p>
      <text:p text:style-name="P14">Urbański, Jarosław. 2014. <text:span text:style-name="T1">Prekariat i nowa walka klas</text:span>. Warszawa: Książka i Prasa.</text:p>
      <text:p text:style-name="P14">Van De Donk, Wim, Brian D. Loader, Paul G. Nixon, and Dieter Rucht, eds. 2004. <text:span text:style-name="T1">Cyberprotest. New Media, Citizens and Social Movements</text:span>. London - New York: Routledge.</text:p>
      <text:p text:style-name="P14">Vandenberg, Andrew. 2006. “Social-Movement Unionism in Theory and in Sweden.” <text:span text:style-name="T1">Social Movement Studies</text:span> 5 (2): 171–91.</text:p>
      <text:p text:style-name="P14">Vanhuysse, Pieter. 2006. <text:span text:style-name="T1">Divide and Pacify. Strategic Social Policies and Political Protests in Post-Communist Democracies</text:span>. Budapest - New York: Central European University Press.</text:p>
      <text:p text:style-name="P14">Załęski, Paweł. 2012. <text:span text:style-name="T1">Neoliberalizm i społeczeństwo obywatelskie</text:span>. Toruń: Wydawnictwo UMK.</text:p>
      <text:p text:style-name="P14"><text:soft-page-break/>Żuk, Piotr. 2001. <text:span text:style-name="T1">Społeczeństwo w działaniu. Ekolodzy, feministki, skłotersi. Socjologiczna analiza nowych ruchów społecznych w Polsce</text:span>. Warszawa: Wydawnictwo Naukowe SCHOLAR.</text:p>
      <text:p text:style-name="P14">———, ed. 2010. <text:span text:style-name="T1">O wspólnocie obywatelskiej w cieniu kapitalizmu</text:span>. Warszawa: Oficyna Naukowa.</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30%"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P. Płucienniczak</meta:initial-creator>
    <meta:creation-date>2017-04-18T13:23:25.674332248</meta:creation-date>
    <meta:generator>LibreOffice/5.3.1.2$Linux_X86_64 LibreOffice_project/30m0$Build-2</meta:generator>
    <dc:date>2017-08-02T12:56:34.361270074</dc:date>
    <meta:editing-duration>PT5H12M54S</meta:editing-duration>
    <meta:editing-cycles>44</meta:editing-cycles>
    <meta:document-statistic meta:table-count="1" meta:image-count="0" meta:object-count="0" meta:page-count="19" meta:paragraph-count="145" meta:word-count="8376" meta:character-count="56906" meta:non-whitespace-character-count="48667"/>
  </office:meta>
</office:document-meta>
</file>